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novelty-title">
      <style:graphic-properties draw:auto-grow-height="true" fo:min-height="3.506cm"/>
    </style:style>
    <style:style style:name="pr2" style:family="presentation" style:parent-style-name="prs-novelty-notes">
      <style:graphic-properties draw:fill-color="#ffffff" draw:auto-grow-height="true" fo:min-height="11.409cm"/>
    </style:style>
    <style:style style:name="pr3" style:family="presentation" style:parent-style-name="prs-novelty-title">
      <style:graphic-properties fo:min-height="3.506cm"/>
    </style:style>
    <style:style style:name="pr4" style:family="presentation" style:parent-style-name="prs-novelty-outline1">
      <style:graphic-properties fo:min-height="13.23cm"/>
    </style:style>
    <style:style style:name="pr5" style:family="presentation" style:parent-style-name="prs-novelty-notes">
      <style:graphic-properties draw:fill-color="#ffffff" fo:min-height="11.409cm"/>
    </style:style>
    <style:style style:name="P1" style:family="paragraph">
      <style:text-properties fo:font-size="66pt" style:font-size-asian="66pt" style:font-style-asian="italic" style:font-weight-asian="bold" style:font-size-complex="24pt"/>
    </style:style>
    <style:style style:name="P2" style:family="paragraph">
      <style:text-properties fo:font-size="24pt" style:font-size-asian="24pt" style:font-style-asian="italic" style:font-weight-asian="bold" style:font-size-complex="24pt"/>
    </style:style>
    <style:style style:name="P3" style:family="paragraph">
      <style:text-properties fo:color="#99284c" fo:font-size="24pt" style:font-size-asian="24pt" style:font-size-complex="24pt"/>
    </style:style>
    <style:style style:name="P4" style:family="paragraph">
      <style:text-properties style:font-size-asian="24pt"/>
    </style:style>
    <style:style style:name="T1" style:family="text">
      <style:text-properties fo:font-size="66pt" style:font-size-asian="66pt" style:font-style-asian="italic" style:font-weight-asian="bold" style:font-size-complex="24pt"/>
    </style:style>
    <style:style style:name="T2" style:family="text">
      <style:text-properties fo:font-size="24pt" style:font-size-asian="24pt" style:font-style-asian="italic" style:font-weight-asian="bold" style:font-size-complex="24pt"/>
    </style:style>
    <style:style style:name="T3" style:family="text">
      <style:text-properties fo:color="#99284c" fo:font-size="24pt" style:font-family-asian="楷体" style:font-style-name-asian="标准" style:font-family-generic-asian="modern" style:font-pitch-asian="fixed" style:font-size-asian="24pt" style:font-size-complex="24pt"/>
    </style:style>
    <style:style style:name="T4" style:family="text">
      <style:text-properties fo:color="#99284c" fo:font-family="Andalus" style:font-style-name="标准" style:font-family-generic="roman" style:font-pitch="variable" fo:font-size="16pt" fo:font-style="normal" fo:font-weight="normal" style:font-family-asian="宋体" style:font-style-name-asian="斜体" style:font-pitch-asian="variable" style:font-size-asian="16pt" style:font-style-asian="normal" style:font-family-complex="??" style:font-pitch-complex="variable" style:font-size-complex="24pt" style:font-style-complex="italic"/>
    </style:style>
    <style:style style:name="T5" style:family="text">
      <style:text-properties fo:color="#99284c" fo:font-family="Andalus" style:font-style-name="斜体" style:font-family-generic="roman" style:font-pitch="variable" fo:font-size="24pt" style:font-family-asian="宋体" style:font-style-name-asian="斜体" style:font-pitch-asian="variable" style:font-size-asian="24pt" style:font-style-asian="normal" style:font-weight-asian="normal" style:font-size-complex="24pt"/>
    </style:style>
    <style:style style:name="T6" style:family="text">
      <style:text-properties fo:color="#99284c" fo:font-family="Andalus" style:font-style-name="标准" style:font-family-generic="roman" style:font-pitch="variable" fo:font-size="18pt" style:font-family-asian="宋体" style:font-style-name-asian="标准" style:font-pitch-asian="variable" style:font-size-asian="18pt" style:font-size-complex="24pt"/>
    </style:style>
    <style:style style:name="T7" style:family="text">
      <style:text-properties fo:color="#99284c" fo:font-size="18pt" style:font-family-asian="楷体" style:font-style-name-asian="标准" style:font-family-generic-asian="modern" style:font-pitch-asian="fixed" style:font-size-asian="18pt" style:font-size-complex="24pt"/>
    </style:style>
    <style:style style:name="T8" style:family="text">
      <style:text-properties fo:color="#99284c" fo:font-size="24pt" style:font-size-asian="24pt" style:font-size-complex="24pt"/>
    </style:style>
    <style:style style:name="T9" style:family="text">
      <style:text-properties fo:color="#99284c" fo:font-size="16pt" style:font-size-asian="16pt" style:font-size-complex="24pt"/>
    </style:style>
    <style:style style:name="T10" style:family="text">
      <style:text-properties fo:color="#99284c" fo:font-size="18pt" style:font-family-asian="宋体" style:font-style-name-asian="标准" style:font-pitch-asian="variable" style:font-size-asian="18pt" style:font-size-complex="24pt"/>
    </style:style>
    <style:style style:name="T11" style:family="text">
      <style:text-properties fo:color="#99284c" fo:font-size="16pt" style:font-family-asian="宋体" style:font-style-name-asian="标准" style:font-pitch-asian="variable" style:font-size-asian="16pt" style:font-size-complex="24pt"/>
    </style:style>
    <style:style style:name="T12" style:family="text">
      <style:text-properties fo:color="#99284c" fo:font-size="15pt" style:font-family-asian="宋体" style:font-style-name-asian="标准" style:font-pitch-asian="variable" style:font-size-asian="15pt" style:font-size-complex="24pt"/>
    </style:style>
    <style:style style:name="T13" style:family="text">
      <style:text-properties fo:color="#99284c" fo:font-size="22pt" style:font-size-asian="22pt" style:font-size-complex="24pt"/>
    </style:style>
    <style:style style:name="T14" style:family="text">
      <style:text-properties fo:color="#99284c" fo:font-size="16pt" style:font-family-asian="宋体" style:font-style-name-asian="标准" style:font-pitch-asian="variable" style:font-size-asian="16pt" style:font-style-asian="normal" style:font-weight-asian="normal" style:font-size-complex="24pt"/>
    </style:style>
    <style:style style:name="T15" style:family="text">
      <style:text-properties fo:color="#99284c" fo:font-size="22pt" style:font-family-asian="楷体" style:font-style-name-asian="标准" style:font-family-generic-asian="modern" style:font-pitch-asian="fixed" style:font-size-asian="22pt" style:font-size-complex="24pt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s-novelty" presentation:presentation-page-layout-name="AL1T0">
        <draw:frame presentation:style-name="pr1" draw:text-style-name="P1" draw:layer="layout" svg:width="23.911cm" svg:height="3.506cm" svg:x="1.821cm" svg:y="7.442cm" presentation:class="title" presentation:user-transformed="true">
          <draw:text-box>
            <text:p><text:span text:style-name="T1">网络编程与</text:span><text:span text:style-name="T1">API</text:span><text:span text:style-name="T1">设计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prs-novelty" presentation:presentation-page-layout-name="AL2T1">
        <draw:frame presentation:style-name="pr3" draw:text-style-name="P2" draw:layer="layout" svg:width="23.911cm" svg:height="3.506cm" svg:x="2.058cm" svg:y="1.943cm" presentation:class="title">
          <draw:text-box>
            <text:p><text:span text:style-name="T2">传统的</text:span><text:span text:style-name="T2">socket</text:span><text:span text:style-name="T2">编程</text:span></text:p>
          </draw:text-box>
        </draw:frame>
        <draw:frame presentation:style-name="pr4" draw:text-style-name="P3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3">创建一个</text:span><text:span text:style-name="T3">socke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4">SOCK_STREAM TCP</text:span><text:span text:style-name="T4">协议</text:span></text:p>
                      </text:list-item>
                      <text:list-item>
                        <text:p><text:span text:style-name="T4">SOCK_DGRAM UDP</text:span><text:span text:style-name="T4">协议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5">bind</text:span><text:span text:style-name="T5">到</text:span><text:span text:style-name="T5">IP</text:span><text:span text:style-name="T5">地址</text:span></text:p>
              </text:list-item>
              <text:list-item>
                <text:p><text:span text:style-name="T3">发送数据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6">send </text:span><text:span text:style-name="T6">对应</text:span><text:span text:style-name="T6">tcp</text:span><text:span text:style-name="T6">协议</text:span></text:p>
                      </text:list-item>
                      <text:list-item>
                        <text:p><text:span text:style-name="T6">sendto </text:span><text:span text:style-name="T6">对应</text:span><text:span text:style-name="T6">udp</text:span><text:span text:style-name="T6">协议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3">接受数据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recv </text:span><text:span text:style-name="T7">对应</text:span><text:span text:style-name="T7">tcp</text:span><text:span text:style-name="T7">协议</text:span></text:p>
                      </text:list-item>
                      <text:list-item>
                        <text:p><text:span text:style-name="T7">recvfrom </text:span><text:span text:style-name="T7">对应</text:span><text:span text:style-name="T7">udp</text:span><text:span text:style-name="T7">协议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3">非阻塞</text:span><text:span text:style-name="T3">socke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ioctlsocket</text:span><text:span text:style-name="T7">设置非阻塞</text:span></text:p>
                      </text:list-item>
                      <text:list-item>
                        <text:p><text:span text:style-name="T7">select </text:span><text:span text:style-name="T7">多路并发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prs-novelty" presentation:presentation-page-layout-name="AL2T1">
        <draw:frame presentation:style-name="pr3" draw:layer="layout" svg:width="23.911cm" svg:height="3.506cm" svg:x="2.058cm" svg:y="1.943cm" presentation:class="title" presentation:user-transformed="true">
          <draw:text-box>
            <text:p><text:span text:style-name="T2">使用</text:span><text:span text:style-name="T2">select</text:span><text:span text:style-name="T2">的注意事项</text:span></text:p>
          </draw:text-box>
        </draw:frame>
        <draw:frame presentation:style-name="pr4" draw:layer="layout" svg:width="23.384cm" svg:height="13.23cm" svg:x="2.285cm" svg:y="5.938cm" presentation:class="outline">
          <draw:text-box>
            <text:list text:style-name="L2">
              <text:list-item>
                <text:p><text:span text:style-name="T8">selec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9">fd_set </text:span></text:p>
                        <text:list>
                          <text:list-item>
                            <text:p><text:span text:style-name="T9">FD_ZERO(&amp;set); /*</text:span><text:span text:style-name="T9">将</text:span><text:span text:style-name="T9">set</text:span><text:span text:style-name="T9">清零使集合中不含任何</text:span><text:span text:style-name="T9">fd*/</text:span></text:p>
                          </text:list-item>
                          <text:list-item>
                            <text:p><text:span text:style-name="T9">FD_SET(fd, &amp;set); /*</text:span><text:span text:style-name="T9">将</text:span><text:span text:style-name="T9">fd</text:span><text:span text:style-name="T9">加入</text:span><text:span text:style-name="T9">set</text:span><text:span text:style-name="T9">集合</text:span><text:span text:style-name="T9">*/</text:span></text:p>
                          </text:list-item>
                          <text:list-item>
                            <text:p><text:span text:style-name="T9">FD_CLR(fd, &amp;set); /*</text:span><text:span text:style-name="T9">将</text:span><text:span text:style-name="T9">fd</text:span><text:span text:style-name="T9">从</text:span><text:span text:style-name="T9">set</text:span><text:span text:style-name="T9">集合中清除</text:span><text:span text:style-name="T9">*/</text:span></text:p>
                          </text:list-item>
                          <text:list-item>
                            <text:p><text:span text:style-name="T9">FD_ISSET(fd, &amp;set);/*</text:span><text:span text:style-name="T9">判断</text:span><text:span text:style-name="T9">fd</text:span><text:span text:style-name="T9">是否在</text:span><text:span text:style-name="T9">set</text:span><text:span text:style-name="T9">集合中</text:span><text:span text:style-name="T9">*/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prs-novelty" presentation:presentation-page-layout-name="AL2T1">
        <draw:frame presentation:style-name="pr3" draw:text-style-name="P2" draw:layer="layout" svg:width="23.911cm" svg:height="3.506cm" svg:x="2.058cm" svg:y="1.943cm" presentation:class="title" presentation:user-transformed="true">
          <draw:text-box>
            <text:p><text:span text:style-name="T2">linux</text:span><text:span text:style-name="T2">下的</text:span><text:span text:style-name="T2">socket</text:span><text:span text:style-name="T2">编程</text:span></text:p>
          </draw:text-box>
        </draw:frame>
        <draw:frame presentation:style-name="pr4" draw:text-style-name="P3" draw:layer="layout" svg:width="23.384cm" svg:height="13.23cm" svg:x="2.285cm" svg:y="5.938cm" presentation:class="outline">
          <draw:text-box>
            <text:list text:style-name="L2">
              <text:list-item>
                <text:p><text:span text:style-name="T8">与</text:span><text:span text:style-name="T8">select</text:span><text:span text:style-name="T8">不同，更高效的多路并发</text:span><text:span text:style-name="T8">epoll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0">解决连接上限的问题</text:span></text:p>
                        <text:list>
                          <text:list-item>
                            <text:p><text:span text:style-name="T10">Linux</text:span><text:span text:style-name="T10">下连接上限限制</text:span></text:p>
                            <text:list>
                              <text:list-header>
                                <text:p><text:span text:style-name="T10">/include/linux/posix_types.h</text:span><text:span text:style-name="T10"><text:tab/></text:span></text:p>
                                <text:p><text:span text:style-name="T10">#undef __FD_SETSIZE</text:span></text:p>
                                <text:p><text:span text:style-name="T10">#define __FD_SETSIZE 1024</text:span></text:p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<text:span text:style-name="T10">用事件取代轮询</text:span></text:p>
                        <text:list>
                          <text:list-item>
                            <text:p><text:span text:style-name="T11">int epoll_wait(int epfd, struct epoll_event * events, int maxevents, int timeout)</text:span></text:p>
                          </text:list-item>
                        </text:list>
                      </text:list-item>
                      <text:list-item>
                        <text:p><text:span text:style-name="T10">边缘触发与水平触发</text:span></text:p>
                        <text:list>
                          <text:list-item>
                            <text:p><text:span text:style-name="T10">level triggered </text:span></text:p>
                            <text:p><text:span text:style-name="T12">内核告诉你一个文件描述符是否就绪了，然后你可以对这个就绪的</text:span><text:span text:style-name="T12">fd</text:span><text:span text:style-name="T12">进行</text:span><text:span text:style-name="T12">IO</text:span><text:span text:style-name="T12">操作。</text:span></text:p>
                            <text:p><text:span text:style-name="T12">如果你不作任何操作，内核还是会继续通知你的，所以，这种模式编程出错误可能性</text:span></text:p>
                            <text:p><text:span text:style-name="T12">要小一点</text:span></text:p>
                          </text:list-item>
                          <text:list-item>
                            <text:p><text:span text:style-name="T10">edge-triggered</text:span></text:p>
                            <text:p><text:span text:style-name="T12">当描述符从未就绪变为就绪时，内核通过</text:span><text:span text:style-name="T12">epoll</text:span><text:span text:style-name="T12">告诉你。然后它会假设你知道文件描</text:span></text:p>
                            <text:p><text:span text:style-name="T12">述符已经就绪，并且不会再为那个文件描述符发送更多的就绪通知，直到你做了某些</text:span></text:p>
                            <text:p><text:span text:style-name="T12">操作导致那个文件描述符不再为就绪状态了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prs-novelty" presentation:presentation-page-layout-name="AL2T1">
        <draw:frame presentation:style-name="pr3" draw:text-style-name="P2" draw:layer="layout" svg:width="23.911cm" svg:height="3.506cm" svg:x="2.058cm" svg:y="1.943cm" presentation:class="title" presentation:user-transformed="true">
          <draw:text-box>
            <text:p><text:span text:style-name="T2">使用</text:span><text:span text:style-name="T2">epoll</text:span><text:span text:style-name="T2">的注意事项</text:span></text:p>
          </draw:text-box>
        </draw:frame>
        <draw:frame presentation:style-name="pr4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8">epoll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9">typedef union epoll_data {</text:span></text:p>
                        <text:list>
                          <text:list-header>
                            <text:p><text:span text:style-name="T9">void <text:s text:c="3"/>*ptr;</text:span></text:p>
                            <text:p><text:span text:style-name="T9">int <text:s text:c="5"/>fd;</text:span></text:p>
                            <text:p><text:span text:style-name="T9">uint32_t u32;</text:span></text:p>
                            <text:p><text:span text:style-name="T9">uint64_t u64;</text:span></text:p>
                          </text:list-header>
                        </text:list>
                        <text:p><text:span text:style-name="T9">} epoll_data_t;</text:span></text:p>
                        <text:p><text:span text:style-name="T9">struct epoll_event {</text:span></text:p>
                        <text:list>
                          <text:list-header>
                            <text:p><text:span text:style-name="T9">uint32_t <text:s text:c="4"/>events; <text:s text:c="3"/>/* Epoll events */</text:span></text:p>
                            <text:p><text:span text:style-name="T9">epoll_data_t data; <text:s text:c="5"/>/* User data variable */</text:span></text:p>
                          </text:list-header>
                        </text:list>
                        <text:p><text:span text:style-name="T9">};</text:span></text:p>
                        <text:p><text:span text:style-name="T9">epoll_create epoll_wait epoll_ctr</text:span></text:p>
                      </text:list-header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3">在非阻塞下，</text:span><text:span text:style-name="T13">send</text:span><text:span text:style-name="T13">会立刻返回，如果发送失败返回－</text:span><text:span text:style-name="T13">1</text:span><text:span text:style-name="T13">。其中如果是缓冲区满，则</text:span><text:span text:style-name="T13">errno</text:span><text:span text:style-name="T13">值为</text:span><text:span text:style-name="T13">EAGAIN </text:span><text:span text:style-name="T13">，我们需要把未发送成功的数据保存，在</text:span><text:span text:style-name="T13">epoll_wait</text:span><text:span text:style-name="T13">返回</text:span><text:span text:style-name="T13">epoll_out</text:span><text:span text:style-name="T13">事件后，重新发送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prs-novelty" presentation:presentation-page-layout-name="AL2T1">
        <draw:frame presentation:style-name="pr3" draw:text-style-name="P2" draw:layer="layout" svg:width="23.911cm" svg:height="3.506cm" svg:x="2.058cm" svg:y="1.943cm" presentation:class="title">
          <draw:text-box>
            <text:p><text:span text:style-name="T2">windows</text:span><text:span text:style-name="T2">下的</text:span><text:span text:style-name="T2">socket</text:span><text:span text:style-name="T2">编程</text:span></text:p>
          </draw:text-box>
        </draw:frame>
        <draw:frame presentation:style-name="pr4" draw:text-style-name="P3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8">与传统的</text:span><text:span text:style-name="T8">socket</text:span><text:span text:style-name="T8">不同，</text:span><text:span text:style-name="T8">windows</text:span><text:span text:style-name="T8">采用了自有</text:span><text:span text:style-name="T8">API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3">AcceptEx</text:span></text:p>
                      </text:list-item>
                      <text:list-item>
                        <text:p><text:span text:style-name="T13">WSASend WSARecv</text:span></text:p>
                      </text:list-item>
                      <text:list-item>
                        <text:p><text:span text:style-name="T13">WSASendTo WSARecvFrom</text:span></text:p>
                      </text:list-item>
                      <text:list-item>
                        <text:p><text:span text:style-name="T13">CreateIoCompletionPort</text:span></text:p>
                      </text:list-item>
                      <text:list-item>
                        <text:p><text:span text:style-name="T13">GetQueuedCompletionStatus</text:span></text:p>
                      </text:list-item>
                      <text:list-item>
                        <text:p><text:span text:style-name="T13">PostQueuedCompletionStatu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8">与</text:span><text:span text:style-name="T8">epoll/select/poll</text:span><text:span text:style-name="T8">等传统</text:span><text:span text:style-name="T8">API</text:span><text:span text:style-name="T8">不同，</text:span><text:span text:style-name="T8">IOCP</text:span><text:span text:style-name="T8">是投递一个</text:span><text:span text:style-name="T8">IO</text:span><text:span text:style-name="T8">请求到内核，内核完成这次</text:span><text:span text:style-name="T8">IO</text:span><text:span text:style-name="T8">之后，通过</text:span><text:span text:style-name="T13">OVERLAPPED</text:span><text:span text:style-name="T13">将</text:span><text:span text:style-name="T13">IO</text:span><text:span text:style-name="T13">请求完成的消息发送到用户进程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prs-novelty" presentation:presentation-page-layout-name="AL2T1">
        <draw:frame presentation:style-name="pr3" draw:text-style-name="P2" draw:layer="layout" svg:width="23.911cm" svg:height="3.506cm" svg:x="2.058cm" svg:y="1.943cm" presentation:class="title">
          <draw:text-box>
            <text:p><text:span text:style-name="T2">常见的网络库</text:span></text:p>
          </draw:text-box>
        </draw:frame>
        <draw:frame presentation:style-name="pr4" draw:text-style-name="P3" draw:layer="layout" svg:width="23.384cm" svg:height="13.23cm" svg:x="2.285cm" svg:y="5.938cm" presentation:class="outline" presentation:user-transformed="true">
          <draw:text-box>
            <text:list text:style-name="L2">
              <text:list-item>
                <text:p><text:span text:style-name="T8">Boost.asio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4">boost::asio::io_service</text:span><text:span text:style-name="T14">和</text:span><text:span text:style-name="T14">GetQueuedCompletionStatus</text:span><text:span text:style-name="T14">功能类似</text:span></text:p>
                        <text:p><text:span text:style-name="T14">template&lt;typename ConstBufferSequence, typename WriteHandler&gt;</text:span></text:p>
                        <text:p><text:span text:style-name="T14">void async_send(const ConstBufferSequence &amp; buffers,WriteHandler handler);</text:span></text:p>
                        <text:p><text:span text:style-name="T11">template&lt;typename MutableBufferSequence, typename ReadHandler&gt;</text:span></text:p>
                        <text:p><text:span text:style-name="T11">void async_receive(const MutableBufferSequence &amp; buffers, ReadHandler handler);</text:span></text:p>
                        <text:list>
                          <text:list-item>
                            <text:p><text:span text:style-name="T14">和</text:span><text:span text:style-name="T14">OVERLAPPED</text:span><text:span text:style-name="T14">不同</text:span><text:span text:style-name="T14">WriteHandler&amp;ReadHandler</text:span><text:span text:style-name="T14">是一个</text:span><text:span text:style-name="T14">boost::function</text:span><text:span text:style-name="T14">对</text:span></text:p>
                            <text:p><text:span text:style-name="T14">象</text:span><text:span text:style-name="T14">,</text:span><text:span text:style-name="T14">事件完成后调用回调函数</text:span></text:p>
                          </text:list-item>
                          <text:list-item>
                            <text:p><text:span text:style-name="T14">boost::asio::placeholders::error,boost::asio::placeholders::bytes_transferred</text:span></text:p>
                          </text:list-item>
                        </text:list>
                      </text:list-item>
                      <text:list-item>
                        <text:p><text:span text:style-name="T9">类似</text:span><text:span text:style-name="T9">iocp</text:span><text:span text:style-name="T9">的</text:span><text:span text:style-name="T9">proactor</text:span><text:span text:style-name="T9">模式</text:span></text:p>
                      </text:list-item>
                      <text:list-item>
                        <text:p><text:span text:style-name="T9">和</text:span><text:span text:style-name="T9">iocp</text:span><text:span text:style-name="T9">不同，不在是消息通知，而是利用</text:span><text:span text:style-name="T9">boost::function</text:span><text:span text:style-name="T9">实现了事件回调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8">其他一些网络库</text:span><text:span text:style-name="T8">libev</text:span><text:span text:style-name="T8">、</text:span><text:span text:style-name="T8">libeio</text:span><text:span text:style-name="T8">、</text:span><text:span text:style-name="T8">libuv</text:span><text:span text:style-name="T8">、</text:span><text:span text:style-name="T8">libevent</text:span></text:p>
                <text:p><text:span text:style-name="T8"/></text:p>
                <text:p><text:span text:style-name="T8">我以前封装的一个类似</text:span><text:span text:style-name="T8">boost.asio</text:span><text:span text:style-name="T8">的网络库</text:span></text:p>
                <text:p><text:span text:style-name="T9">https://github.com/theDarkForce/Hemsleya/tree/master/base/async_net</text:span></text:p>
              </text:list-header>
            </text:list>
            <text:list text:style-name="L3">
              <text:list-item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prs-novelty" presentation:presentation-page-layout-name="AL2T1">
        <draw:frame presentation:style-name="pr3" draw:layer="layout" svg:width="23.911cm" svg:height="3.506cm" svg:x="2.058cm" svg:y="1.943cm" presentation:class="title" presentation:user-transformed="true">
          <draw:text-box>
            <text:p><text:span text:style-name="T2">这些</text:span><text:span text:style-name="T2">API</text:span><text:span text:style-name="T2">使用的便与不便</text:span></text:p>
          </draw:text-box>
        </draw:frame>
        <draw:frame presentation:style-name="pr4" draw:layer="layout" svg:width="23.384cm" svg:height="13.23cm" svg:x="2.285cm" svg:y="5.938cm" presentation:class="outline">
          <draw:text-box>
            <text:list text:style-name="L2">
              <text:list-item>
                <text:p><text:span text:style-name="T8">selec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9">通过轮询获取</text:span><text:span text:style-name="T9">socket</text:span><text:span text:style-name="T9">的状态</text:span></text:p>
                      </text:list-item>
                      <text:list-item>
                        <text:p><text:span text:style-name="T9">需要处理发送失败的中间状态导致的缓冲区管理的问题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8">epoll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9">需要处理发送失败的中间状态导致的缓冲区管理的问题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8">IOCP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9">投递一组</text:span><text:span text:style-name="T9">buff</text:span><text:span text:style-name="T9">到内核</text:span><text:span text:style-name="T9">,</text:span><text:span text:style-name="T9">无需考虑对缓冲区的管理</text:span></text:p>
                        <text:list>
                          <text:list-item>
                            <text:p><text:span text:style-name="T9">WSASend,WSARecv </text:span></text:p>
                          </text:list-item>
                        </text:list>
                      </text:list-item>
                      <text:list-item>
                        <text:p><text:span text:style-name="T9">事件完成后返回，无需处理</text:span><text:span text:style-name="T9">socket</text:span><text:span text:style-name="T9">的中间状态</text:span></text:p>
                      </text:list-item>
                      <text:list-item>
                        <text:p><text:span text:style-name="T9">通过消息驱动编程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8">Boost.asio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9">通过回调完成消息处理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prs-novelty" presentation:presentation-page-layout-name="AL2T1">
        <draw:frame presentation:style-name="pr3" draw:text-style-name="P2" draw:layer="layout" svg:width="23.911cm" svg:height="3.506cm" svg:x="2.058cm" svg:y="1.943cm" presentation:class="title">
          <draw:text-box>
            <text:p><text:span text:style-name="T2">设计一个网络库</text:span></text:p>
          </draw:text-box>
        </draw:frame>
        <draw:frame presentation:style-name="pr4" draw:text-style-name="P3" draw:layer="layout" svg:width="23.384cm" svg:height="13.23cm" svg:x="2.285cm" svg:y="5.938cm" presentation:class="outline">
          <draw:text-box>
            <text:list text:style-name="L2">
              <text:list-item>
                <text:p><text:span text:style-name="T8">我不想要以上的麻烦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9">对缓冲区的管理</text:span></text:p>
                      </text:list-item>
                      <text:list-item>
                        <text:p><text:span text:style-name="T9">中间状态</text:span></text:p>
                      </text:list-item>
                      <text:list-item>
                        <text:p><text:span text:style-name="T9">消息驱动或基于回调的编程风格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8">我们需要一个什么样的</text:span><text:span text:style-name="T8">API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9">send</text:span><text:span text:style-name="T9">直接发送，无需管理缓冲区，也无需考虑发送是否完成</text:span></text:p>
                      </text:list-item>
                      <text:list-item>
                        <text:p><text:span text:style-name="T9">简单的事件通知机制</text:span></text:p>
                      </text:list-item>
                      <text:list-item>
                        <text:p><text:span text:style-name="T9">无需考虑接受缓冲区的问题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8">这组</text:span><text:span text:style-name="T8">API</text:span><text:span text:style-name="T8">需要完成什么功能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网络通信</text:span></text:p>
                      </text:list-item>
                      <text:list-item>
                        <text:p><text:span text:style-name="T7">数据打包</text:span><text:span text:style-name="T7">/</text:span><text:span text:style-name="T7">解包</text:span></text:p>
                      </text:list-item>
                      <text:list-item>
                        <text:p><text:span text:style-name="T7">便于使用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><text:span text:style-name="T15">https://github.com/theDarkForce/darkforce/tree/master/remoteq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" style:display-name="????" style:family="graphic">
      <style:paragraph-properties fo:margin-left="0cm" fo:margin-right="0cm" fo:text-indent="1.307cm" style:text-autospace="none"/>
      <style:text-properties fo:font-family="Calibri" style:font-family-generic="swiss" style:font-pitch="variable" style:font-family-asian="Calibri" style:font-family-generic-asian="swiss" style:font-pitch-asian="variable" style:font-size-asian="11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软雅黑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prs-novelty" style:page-layout-name="PM1" draw:style-name="Mdp2">
      <draw:frame draw:style-name="Mgr3" draw:text-style-name="MP4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27T12:54:16.84</meta:creation-date>
    <meta:editing-duration>PT6H39M19S</meta:editing-duration>
    <meta:editing-cycles>213</meta:editing-cycles>
    <dc:date>2015-10-07T14:42:06.86</dc:date>
    <meta:generator>OpenOffice.org/3.4.1$Win32 OpenOffice.org_project/341m1$Build-9593</meta:generator>
    <meta:document-statistic meta:object-count="61"/>
  </office:meta>
</office:document-meta>
</file>